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4.65cm"/>
    </style:style>
    <style:style style:name="gr4" style:family="graphic" style:parent-style-name="standard">
      <style:graphic-properties draw:stroke="none" svg:stroke-color="#000000" draw:fill="none" draw:fill-color="#ffffff" fo:min-height="4.273cm"/>
    </style:style>
    <style:style style:name="gr5" style:family="graphic" style:parent-style-name="standard">
      <style:graphic-properties draw:stroke="none" svg:stroke-color="#000000" draw:fill="none" draw:fill-color="#ffffff" fo:min-height="5.15cm"/>
    </style:style>
    <style:style style:name="gr6" style:family="graphic" style:parent-style-name="standard">
      <style:graphic-properties draw:stroke="none" svg:stroke-color="#000000" draw:fill="none" draw:fill-color="#ffffff" fo:min-height="3.95cm"/>
    </style:style>
    <style:style style:name="gr7" style:family="graphic" style:parent-style-name="standard">
      <style:graphic-properties draw:stroke="none" svg:stroke-color="#000000" draw:fill="none" draw:fill-color="#ffffff" fo:min-height="1.85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5.45cm"/>
    </style:style>
    <style:style style:name="gr11" style:family="graphic" style:parent-style-name="standard">
      <style:graphic-properties draw:stroke="none" svg:stroke-color="#000000" draw:fill="none" draw:fill-color="#ffffff" fo:min-height="0.75cm"/>
    </style:style>
    <style:style style:name="gr12" style:family="graphic" style:parent-style-name="standard">
      <style:graphic-properties draw:stroke="none" svg:stroke-color="#000000" draw:fill="none" draw:fill-color="#ffffff" fo:min-height="1.55cm"/>
    </style:style>
    <style:style style:name="gr13" style:family="graphic" style:parent-style-name="standard">
      <style:graphic-properties draw:stroke="none" svg:stroke-color="#000000" draw:fill="none" draw:fill-color="#ffffff" fo:min-height="2.849cm"/>
    </style:style>
    <style:style style:name="gr14" style:family="graphic" style:parent-style-name="standard">
      <style:graphic-properties draw:stroke="none" svg:stroke-color="#000000" draw:fill="none" draw:fill-color="#ffffff" fo:min-height="10.75cm"/>
    </style:style>
    <style:style style:name="gr15" style:family="graphic" style:parent-style-name="standard">
      <style:graphic-properties draw:stroke="none" svg:stroke-color="#000000" draw:fill="none" draw:fill-color="#ffffff" fo:min-height="2.13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3.7cm" svg:height="1.2cm" svg:x="1.2cm" svg:y="1.7cm">
          <text:p text:style-name="P1"><text:span text:style-name="T1">Über uns</text:span></text:p>
        </draw:rect>
        <draw:line draw:style-name="gr2" draw:text-style-name="P2" draw:layer="layout" svg:x1="2.6cm" svg:y1="2.2cm" svg:x2="2.6cm" svg:y2="3.3cm">
          <text:p/>
        </draw:line>
        <draw:frame draw:style-name="gr3" draw:text-style-name="P3" draw:layer="layout" svg:width="5cm" svg:height="4.9cm" svg:x="0.9cm" svg:y="3.1cm">
          <draw:text-box>
            <text:list text:style-name="L1">
              <text:list-item>
                <text:p><text:span text:style-name="T1">Aktive Mitglieder</text:span></text:p>
              </text:list-item>
              <text:list-item>
                <text:p><text:span text:style-name="T1">Ziele</text:span></text:p>
              </text:list-item>
              <text:list-item>
                <text:p><text:span text:style-name="T1">Geschichte</text:span></text:p>
              </text:list-item>
              <text:list-item>
                <text:p><text:span text:style-name="T1">(Mitmachen?)</text:span></text:p>
              </text:list-item>
              <text:list-item>
                <text:p><text:span text:style-name="T1">Kontakt</text:span></text:p>
              </text:list-item>
            </text:list>
          </draw:text-box>
        </draw:frame>
        <draw:rect draw:style-name="gr1" draw:text-style-name="P2" draw:layer="layout" svg:width="4.1cm" svg:height="1.1cm" svg:x="5.2cm" svg:y="1.7cm">
          <text:p text:style-name="P1"><text:span text:style-name="T1">Energiewende</text:span></text:p>
          <text:p text:style-name="P1"><text:span text:style-name="T1">in Garching</text:span></text:p>
        </draw:rect>
        <draw:rect draw:style-name="gr1" draw:text-style-name="P2" draw:layer="layout" svg:width="2.9cm" svg:height="1.1cm" svg:x="9.7cm" svg:y="1.7cm">
          <text:p text:style-name="P1"><text:span text:style-name="T1">Aktionen &amp;</text:span></text:p>
          <text:p text:style-name="P1"><text:span text:style-name="T1">Anträge</text:span></text:p>
        </draw:rect>
        <draw:line draw:style-name="gr2" draw:text-style-name="P2" draw:layer="layout" svg:x1="7.5cm" svg:y1="2.8cm" svg:x2="7.5cm" svg:y2="3.6cm">
          <text:p/>
        </draw:line>
        <draw:frame draw:style-name="gr4" draw:text-style-name="P3" draw:layer="layout" svg:width="4.3cm" svg:height="5.331cm" svg:x="5.3cm" svg:y="3.3cm">
          <draw:text-box>
            <text:list text:style-name="L1">
              <text:list-item>
                <text:p><text:span text:style-name="T1">29++</text:span></text:p>
              </text:list-item>
              <text:list-item>
                <text:p><text:span text:style-name="T1">Solar</text:span></text:p>
              </text:list-item>
              <text:list-item>
                <text:p><text:span text:style-name="T1">Windkraft</text:span></text:p>
              </text:list-item>
              <text:list-item>
                <text:p><text:span text:style-name="T1">Wärme</text:span></text:p>
              </text:list-item>
              <text:list-item>
                <text:p><text:span text:style-name="T1">(Mobilität?)</text:span></text:p>
              </text:list-item>
              <text:list-item>
                <text:p><text:span text:style-name="T1">(hier werden die Berichte von Wolfgang zum Stand 29++ verarbeitet)</text:span></text:p>
              </text:list-item>
            </text:list>
          </draw:text-box>
        </draw:frame>
        <draw:frame draw:style-name="gr5" draw:text-style-name="P3" draw:layer="layout" svg:width="3.6cm" svg:height="5.4cm" svg:x="9.3cm" svg:y="3.1cm">
          <draw:text-box>
            <text:list text:style-name="L1">
              <text:list-item>
                <text:p><text:span text:style-name="T1">Unterpunkte ja/nein?</text:span></text:p>
              </text:list-item>
            </text:list>
          </draw:text-box>
        </draw:frame>
        <draw:rect draw:style-name="gr1" draw:text-style-name="P2" draw:layer="layout" svg:width="4.1cm" svg:height="1.9cm" svg:x="13cm" svg:y="1.4cm">
          <text:p text:style-name="P1"><text:span text:style-name="T1">Veranstaltungs-</text:span></text:p>
          <text:p text:style-name="P1"><text:span text:style-name="T1">Berichte </text:span></text:p>
          <text:p text:style-name="P1"><text:span text:style-name="T1">(oder </text:span></text:p>
          <text:p text:style-name="P1"><text:span text:style-name="T1">Vortragsberichte?)</text:span></text:p>
        </draw:rect>
        <draw:frame draw:style-name="gr6" draw:layer="layout" svg:width="3.2cm" svg:height="4.2cm" svg:x="13.4cm" svg:y="3.6cm">
          <draw:text-box>
            <text:p><text:span text:style-name="T2">Unterpunkte ja/nein?</text:span></text:p>
          </draw:text-box>
        </draw:frame>
        <draw:rect draw:style-name="gr1" draw:text-style-name="P2" draw:layer="layout" svg:width="3.7cm" svg:height="1.2cm" svg:x="17.3cm" svg:y="1.7cm">
          <text:p text:style-name="P1"><text:span text:style-name="T1">Archiv</text:span></text:p>
        </draw:rect>
        <draw:frame draw:style-name="gr6" draw:layer="layout" svg:width="3.2cm" svg:height="4.651cm" svg:x="17.5cm" svg:y="3.049cm">
          <draw:text-box>
            <text:p><text:span text:style-name="T2">Hier kommt alles von der alten Homepage hin, das nirgendwo anders passt</text:span></text:p>
          </draw:text-box>
        </draw:frame>
        <draw:frame draw:style-name="gr7" draw:layer="layout" svg:width="11.6cm" svg:height="2.1cm" svg:x="1.2cm" svg:y="7.8cm">
          <draw:text-box>
            <text:p>Startseite</text:p>
          </draw:text-box>
        </draw:frame>
        <draw:custom-shape draw:style-name="gr8" draw:text-style-name="P1" draw:layer="layout" svg:width="12cm" svg:height="2.5cm" svg:x="1.4cm" svg:y="9.1cm">
          <text:p text:style-name="P1">(Optional) Laufende Anträg und Aktionen</text:p>
          <text:p text:style-name="P1">Antrag zur Photovoltaik Bündelaktion</text:p>
          <text:p text:style-name="P1">Vorbereitung Vortrag zur Windkraf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rect draw:style-name="gr9" draw:text-style-name="P1" draw:layer="layout" svg:width="7cm" svg:height="9.2cm" svg:x="13.7cm" svg:y="9cm">
          <text:p/>
        </draw:rect>
        <draw:rect draw:style-name="gr1" draw:text-style-name="P1" draw:layer="layout" svg:width="4.2cm" svg:height="0.9cm" svg:x="13.8cm" svg:y="9.4cm">
          <text:p text:style-name="P1"><text:span text:style-name="T2">Veranstaltungen</text:span></text:p>
        </draw:rect>
        <draw:frame draw:style-name="gr10" draw:layer="layout" svg:width="2.8cm" svg:height="5.7cm" svg:x="14.4cm" svg:y="10.9cm">
          <draw:text-box>
            <text:list text:style-name="L1">
              <text:list-item>
                <text:p>T1</text:p>
              </text:list-item>
              <text:list-item>
                <text:p>T2</text:p>
              </text:list-item>
              <text:list-item>
                <text:p>T3</text:p>
              </text:list-item>
              <text:list-item>
                <text:p>Etc.</text:p>
              </text:list-item>
            </text:list>
          </draw:text-box>
        </draw:frame>
        <draw:frame draw:style-name="gr11" draw:layer="layout" svg:width="4.7cm" svg:height="1.901cm" svg:x="16.5cm" svg:y="10.3cm">
          <draw:text-box>
            <text:p><text:span text:style-name="T2">Aktuelle Beiträge/Nachrichten</text:span></text:p>
          </draw:text-box>
        </draw:frame>
        <draw:frame draw:style-name="gr12" draw:layer="layout" svg:width="6.6cm" svg:height="1.8cm" svg:x="14.6cm" svg:y="15.1cm">
          <draw:text-box>
            <text:p>Das hier wie auf der USH Seite</text:p>
          </draw:text-box>
        </draw:frame>
        <draw:line draw:style-name="gr2" draw:text-style-name="P1" draw:layer="layout" svg:x1="1cm" svg:y1="12.4cm" svg:x2="3cm" svg:y2="11.2cm">
          <text:p/>
        </draw:line>
        <draw:frame draw:style-name="gr13" draw:layer="layout" svg:width="4.1cm" svg:height="4.523cm" svg:x="0cm" svg:y="12.5cm">
          <draw:text-box>
            <text:p>Auf einen Blick erkennbar was gerade aktuell bei uns los ist</text:p>
          </draw:text-box>
        </draw:frame>
        <draw:frame draw:style-name="gr14" draw:layer="layout" svg:width="9.2cm" svg:height="11cm" svg:x="3.5cm" svg:y="12.4cm">
          <draw:text-box>
            <text:p>Allgemeine Agenda Info, also dieses </text:p>
            <text:p/>
            <text:p>Die „Agenda 21“ geht auf die „Konferenz für Umwelt und Entwicklung der Vereinten Nationen“ in Rio de Janeiro (1992) zurück und bezeichnet ein entwicklungs- und umweltpolitisches Aktionsprogramm für das 21. Jahrhundert, etc.</text:p>
          </draw:text-box>
        </draw:frame>
        <draw:frame draw:style-name="gr15" draw:layer="layout" svg:width="25cm" svg:height="2.387cm" svg:x="2cm" svg:y="0cm">
          <draw:text-box>
            <text:p>Allgemein wie Agenda USH https://agenda21-ush.d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hilipp Bauer</meta:initial-creator>
    <meta:creation-date>2021-02-27T13:57:17.97</meta:creation-date>
    <dc:date>2021-02-27T14:45:14.44</dc:date>
    <dc:creator>Philipp Bauer</dc:creator>
    <meta:editing-duration>PT32M34S</meta:editing-duration>
    <meta:editing-cycles>4</meta:editing-cycles>
    <meta:generator>OpenOffice/4.1.7$Win32 OpenOffice.org_project/417m1$Build-9800</meta:generator>
    <meta:document-statistic meta:object-count="23"/>
  </office:meta>
</office:document-meta>
</file>